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ing_20_3">
      <style:paragraph-properties fo:text-align="justify" style:justify-single-word="false"/>
    </style:style>
    <style:style style:name="P2" style:family="paragraph" style:parent-style-name="Heading_20_5" style:master-page-name="Standard">
      <style:paragraph-properties fo:margin-top="0cm" fo:margin-bottom="0cm" style:contextual-spacing="false" fo:line-height="150%" fo:text-align="justify" style:justify-single-word="false" style:page-number="auto"/>
      <style:text-properties style:font-name="Arial" fo:font-size="14pt" fo:font-weight="bold" officeooo:rsid="001dd208" officeooo:paragraph-rsid="001dd208" style:font-size-asian="14pt" style:font-weight-asian="bold" style:font-name-complex="Arial" style:font-size-complex="14pt" style:font-weight-complex="bold"/>
    </style:style>
    <style:style style:name="P3" style:family="paragraph" style:parent-style-name="Heading_20_6">
      <style:paragraph-properties fo:text-align="justify" style:justify-single-word="false"/>
    </style:style>
    <style:style style:name="P4" style:family="paragraph" style:parent-style-name="Text_20_body">
      <style:paragraph-properties fo:margin-top="0cm" fo:margin-bottom="0cm" style:contextual-spacing="false" fo:line-height="150%" fo:text-align="justify" style:justify-single-word="false"/>
      <style:text-properties style:font-name="Arial" fo:font-size="12pt" fo:font-weight="bold" officeooo:rsid="001dd208" officeooo:paragraph-rsid="001dd208" style:font-size-asian="12pt" style:font-weight-asian="bold" style:font-name-complex="Arial" style:font-size-complex="12pt" style:font-weight-complex="bold"/>
    </style:style>
    <style:style style:name="P5" style:family="paragraph" style:parent-style-name="Text_20_body">
      <style:paragraph-properties fo:text-align="justify" style:justify-single-word="false"/>
      <style:text-properties style:font-name="Arial" fo:font-size="12pt" style:font-size-asian="12pt" style:font-size-complex="12pt"/>
    </style:style>
    <style:style style:name="P6" style:family="paragraph" style:parent-style-name="Text_20_body">
      <style:paragraph-properties fo:text-align="justify" style:justify-single-word="false"/>
    </style:style>
    <style:style style:name="P7" style:family="paragraph" style:parent-style-name="Text_20_body">
      <style:paragraph-properties fo:text-align="justify" style:justify-single-word="false"/>
      <style:text-properties officeooo:paragraph-rsid="00240e14"/>
    </style:style>
    <style:style style:name="T1" style:family="text">
      <style:text-properties style:font-name="Arial" fo:font-size="12pt" style:font-size-asian="12pt" style:font-size-complex="12pt"/>
    </style:style>
    <style:style style:name="T2" style:family="text">
      <style:text-properties style:font-name="Arial" fo:font-size="12pt" officeooo:rsid="00244006" style:font-size-asian="12pt" style:font-size-complex="12pt"/>
    </style:style>
    <style:style style:name="T3" style:family="text">
      <style:text-properties style:font-name="Arial" fo:font-size="12pt" fo:font-weight="bold" style:font-size-asian="12pt" style:font-weight-asian="bold" style:font-size-complex="12pt" style:font-weight-complex="bold"/>
    </style:style>
    <style:style style:name="T4" style:family="text">
      <style:text-properties style:font-name="Arial" fo:font-size="12pt" fo:font-weight="normal" style:font-size-asian="12pt" style:font-weight-asian="normal" style:font-size-complex="12pt" style:font-weight-complex="normal"/>
    </style:style>
    <style:style style:name="T5" style:family="text">
      <style:text-properties style:font-name="Arial" fo:font-weight="normal" style:font-weight-asian="normal" style:font-weight-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5">Fundamentos para a Criação de Produtos Digitais</text:h>
      <text:h text:style-name="P3" text:outline-level="6"><text:span text:style-name="T1">O que é gestão de produto</text:span></text:h>
      <text:p text:style-name="P4"><text:span text:style-name="T5">Neste estudo de caso vamos analisar como Daniel Almeida, cofundador do</text:span><text:span text:style-name="Strong_20_Emphasis"><text:span text:style-name="T5"> Stayfilm</text:span></text:span><text:span text:style-name="T5">, faz a gestão de produto alinhada à estratégia do negócio. A ferramenta possibilita que os usuários criem filmes com recursos visuais inovadores e qualidade de cinema através das fotos salvas – seja no computador, celular ou nas redes sociais – e compartilhem com amigos.</text:span></text:p>
      <text:p text:style-name="P6"><text:span text:style-name="T4">Já foram mais de</text:span><text:span text:style-name="Strong_20_Emphasis"><text:span text:style-name="T4"> 700 mil downloads e 2 milhões de vídeos produzidos</text:span></text:span><text:span text:style-name="T4"> pelo aplicativo, criado em 2012.</text:span></text:p>
      <text:p text:style-name="P5">Para complementar os conceitos, a aula tem como base o livro “Product Leadership”, dos autores Richard Banfield, Martin Eriksson e Nate Walkingshaw, os três com décadas de experiência em design de produtos e desenvolvimento. Após estudarem mais de 100 líderes de projetos, os autores trazem na obra abordagens sobre estilos, percepções e técnicas de sucesso dos melhores gerentes de produtos.</text:p>
      <text:p text:style-name="P5">A gestão de produto é uma das funções mais importantes de qualquer empresa. É responsável pelo alinhamento do negócio com a estratégia e de áreas como marketing, finanças e tecnologia, visando atingir os objetivos da empresa.</text:p>
      <text:h text:style-name="P1" text:outline-level="3"><text:span text:style-name="Strong_20_Emphasis"><text:span text:style-name="T1">Gestão de Produto</text:span></text:span></text:h>
      <text:p text:style-name="P5">Antes de falar sobre gestão de produto é preciso entender o que é o produto como um todo. No caso do Stayfilm, ele possui dois produtos: o site e o aplicativo. Oferecer aos usuários a possibilidade de criar vídeos é o serviço.</text:p>
      <text:p text:style-name="P7"><text:span text:style-name="Strong_20_Emphasis"><text:span text:style-name="T1">Este produto tem que estar alinhado à estratégia do negócio. </text:span></text:span><text:span text:style-name="T1">Para Daniel Almeida o propósito do Stayfilm é criar a maior plataforma de vídeos do mundo sem possuir uma câmera. E é com essa estratégia, suas iniciativas e indicadores de desempenho que o produto tem que estar alinhado.</text:span></text:p>
      <text:p text:style-name="P6"><text:span text:style-name="T1">A gestão de produto é responsável por fazer a </text:span><text:span text:style-name="Strong_20_Emphasis"><text:span text:style-name="T3">conexão de todas as áreas da empresa</text:span></text:span><text:span text:style-name="T3">,</text:span><text:span text:style-name="T1"> entre elas marketing, finanças e comercial, para que sejam definidas funcionalidades que ajudem essas áreas a atingir seus objetivos estratégicos de negócio.</text:span></text:p>
      <text:p text:style-name="P5">Para Marty Cagan, sócio fundador do grupo de produtos Silicon Valley e veterano em gestão de produto, o trabalho do gestor de produto é um grande desafio dentro da empresa. “O trabalho de um gerente de produto é descobrir um produto que seja valioso, utilizável e viável”.</text:p>
      <text:h text:style-name="P1" text:outline-level="3"><text:span text:style-name="Strong_20_Emphasis"><text:span text:style-name="T1">A relevância do gestor de produto</text:span></text:span></text:h>
      <text:p text:style-name="P5">Um gerente de produto deve pesquisar sobre seu mercado, seu comprador e o problema que seu público está tentando resolver. É preciso assimilar grandes quantidades de informações, incluindo feedback qualitativo de clientes, dados <text:soft-page-break/>quantitativos das ferramentas de análise e estatísticas, relatórios de pesquisa e tendências de mercado, para citar apenas algumas.</text:p>
      <text:p text:style-name="P6"><text:span text:style-name="T1">O gestor de produtos tem um papel bastante variado na empresa. Para suprir as necessidades da empresa, ele precisa de habilidades em áreas como </text:span><text:span text:style-name="Strong_20_Emphasis"><text:span text:style-name="T1">negócios, experiência do usuário e tecnologia</text:span></text:span><text:span text:style-name="T1">.</text:span></text:p>
      <text:p text:style-name="P5">Tanya Cordrey, ex-diretora digital do Guardian, diz que uma das coisas realmente fantásticas sobre o gerente de produto, mas também uma das tensões reais, é que é um papel muito amplo. É preciso ser realmente bom em estratégia, ser inspirador e entender o retrato a longo prazo. Ao mesmo tempo, também é necessário ser realmente bom no lado operacional e fazer as coisas acontecerem.</text:p>
      <text:p text:style-name="P5">Para tornar a Stayfilm um caso de sucesso, Daniel afirma que todos os envolvidos no negócio precisam ser experts no produto, ou seja, passar por todos os processos da ferramenta como se fossem um usuário e entender como ele funciona. “Eu tenho que conseguir fazer com que todo mundo dentro da empresa consiga produzir um filme, compartilhar com seus amigos e ficar feliz que aquele filme foi pra frente”.</text:p>
      <text:p text:style-name="P5">Ben Horowitz, investidor americano da empresa de capital Andreessen-Horowitz, salienta que um bom gerente de produto atua como CEO do produto. Bons gerentes têm uma visão realista do que é sucesso em seus meios de produto e garantem que esta visão se torne realidade, custe o que custar. Gerentes eficientes são vistos por toda a equipe como o líder do produto.</text:p>
      <text:h text:style-name="P1" text:outline-level="3"><text:span text:style-name="Strong_20_Emphasis"><text:span text:style-name="T1">Negócios, tecnologia e experiência do usuário</text:span></text:span></text:h>
      <text:p text:style-name="P5">Martin Eriksson, um dos autores do livro Product Leadership, descreve o gestor de produtos em uma interseção simples entre negócios, tecnologia e experiência do usuário (UX). Segundo ele, o gestor precisa ter experimentado pelo menos uma das áreas, ser apaixonado pelas três e familiarizado com os colaboradores de todas.</text:p>
      <text:p text:style-name="P5">O autor usa o diagrama de Venn para ilustrar seu conceito:</text:p>
      <text:p text:style-name="P6"><text:span text:style-name="Strong_20_Emphasis"><text:span text:style-name="T1">Tecnologia: </text:span></text:span><text:span text:style-name="T1">o gestor de produtos tem que compreender o que será construído antes de começar a construir. Isso não significa que ele precisa saber codificar, mas ser capaz de entender a tecnologia. O </text:span><text:span text:style-name="Emphasis"><text:span text:style-name="T1">product manager </text:span></text:span><text:span text:style-name="T1">precisa se envolver o máximo de tempo possível com o desenvolvimento da equipe, ter uma linguagem compartilhada e de compreensão com seus engenheiros.</text:span></text:p>
      <text:p text:style-name="P6"><text:span text:style-name="Strong_20_Emphasis"><text:span text:style-name="T1">Experiência do usuário (UX): </text:span></text:span><text:span text:style-name="T1">o gerente de produto tem que ser apaixonado pelos clientes e pelos problemas deles, pois a voz do cliente dentro de uma empresa vem do gestor e não deve ser ignorada. Para que isso aconteça, faz parte da função do </text:span><text:span text:style-name="Emphasis"><text:span text:style-name="T1">product manager </text:span></text:span><text:span text:style-name="T1">sair para conversas com clientes, obter feedbacks em primeira-mão, bem como colaborar com o trabalho dos designers internos e externos, que fazem parte desse processo.</text:span></text:p>
      <text:p text:style-name="P6"><text:span text:style-name="Strong_20_Emphasis"><text:span text:style-name="T1">Negócio: </text:span></text:span><text:span text:style-name="T1">os gerentes possuem, acima de tudo, uma função de negócios, com foco em reproduzir o valor comercial de um produto. Para atingir as metas, a otimização </text:span><text:soft-page-break/><text:span text:style-name="T1">do produto deve ser de extrema importância para o gestor, pois é isso que proporciona o retorno do investimento.</text:span></text:p>
      <text:p text:style-name="P5">Esses três são os principais ativos da gestão de produtos. Porém, outras funções, como o desenvolvimento da equipe de marketing e planejamento estratégico, também fazem parte do processo.</text:p>
      <text:p text:style-name="P5">Além disso, o gerente de produto precisa conhecer técnicas de marketing para tomar decisões sobre importantes funcionalidades implantadas, principalmente no que diz respeito a capacidade viral do produto.</text:p>
      <text:p text:style-name="P5">Os autores do livro Product Leadership ainda completam que os gerentes precisam conhecer todas as áreas da empresa e misturar todas as informações com uma saudável dose de criatividade para definir uma visão para o seu produto.</text:p>
      <text:h text:style-name="P1" text:outline-level="3"><text:span text:style-name="Strong_20_Emphasis"><text:span text:style-name="T1">A importância da gestão de produto no negócio</text:span></text:span></text:h>
      <text:p text:style-name="P5">Uma vez que o produto é concebido, o gestor tem como responsabilidade propagar a ideia em todo o negócio. É indispensável que o gestor acredite no resultado da equipe, pois além de ser uma forma de motivação para o time, que se empenhará mais para atingir as expectativas e para desenvolver os melhores projetos e soluções para o problema do cliente, se ele não se animar com o produto, como pode esperar isso do consumidor?</text:p>
      <text:p text:style-name="P5">Após a criação do produto, o gerente precisa elaborar um plano estratégico com mapa de crescimento, validação de problemas, projetos interativos e desenvolvimento.</text:p>
      <text:p text:style-name="P5">A função do gestor, depois que o produto foi criado, é monitorar os indicadores de desempenho do mesmo e o alinhamento da estratégia para que sejam definidas integrações com todas as áreas, e estas façam sugestões de funcionalidades e evolua o produto progressivamente dentro da estratégia do negócio.</text:p>
      <text:p text:style-name="P5">O gestor é a visão do consumidor que atua dentro do negócio, ao passo que também tem que considerar os interesses da empresa, como custos e eficácia do serviço.</text:p>
      <text:p text:style-name="P5">Daniel conta que a partir do feedback dos usuários, informações da plataforma e indicadores é definido a forma de trabalhar: quais as próximas etapas, onde gostariam de chegar e o que tem que fazer para isso.</text:p>
      <text:p text:style-name="P5">O cofundador explica que delega as demandas do aplicativo dividindo-as com o time de estratégia do Stayfilm e também com o time de tecnologia, e em cima disso tenta compartilhar com toda a equipe o que é preciso fazer. Para Daniel, algo que não pode faltar para as empresas é se perguntar: onde eu quero chegar?</text:p>
      <text:p text:style-name="P5">Para os autores de Product Leadership, o product manager é o foco do desenvolvimento do produto, pois todos os processos se concentram e dependem dele para acontecer. O gerente está constantemente definindo e renovando o <text:soft-page-break/>produto que evolui, resolvendo problemas que podem aparecer e administrando de perto para que o produto vá para o mercado no tempo e no orçamento.</text:p>
      <text:p text:style-name="P5">Mina Radhakrishnan, a primeira Gestora de Produto do Uber, conta que um monte de gente diz que gerente de produto é como o CEO ou o capitão do navio. Ela realmente não pensa nisso dessa forma, porque quando as coisas são descritas assim, faz parecer como se o gestor estivesse tomando as decisões, ou conduzindo como tudo funciona junto. Para ela, o gerente de produto é realmente a pessoa que trabalha com todo mundo mais para definir e dizer coisas como: é assim que esta coisa deve funcionar, e é por isso que deve funcionar dessa forma.</text:p>
      <text:p text:style-name="P5">Para medir o crescimento do negócio e mapear os objetivos, a empresa precisa ter um plano estratégico que defina onde ela quer chegar e em qual prazo. E é nesse ponto que a gestão de produto faz toda a diferença para o negócio.</text:p>
      <text:p text:style-name="P6"><text:span text:style-name="T1">Apesar do gestor de produto se assemelhar a outras áreas de liderança dentro da empresa como marketing ou engenharia, o ponto que diferencia o produto das demais é o </text:span><text:span text:style-name="Strong_20_Emphasis"><text:span text:style-name="T1">foco na estratégia</text:span></text:span><text:span text:style-name="T1">. Todos os diferentes elementos que compõe o negócio vêm em conjunto com a estratégia global da empresa.</text:span></text:p>
      <text:p text:style-name="P5">Mina Radhakrishnan explica que a função do gestor tem muito em comum com todos os tipos de papéis de liderança. O trabalho do dia a dia se torna menos importante do que liderar uma equipe para realizar algo, pois a estratégia do produto é a estratégia da empresa.</text:p>
      <text:p text:style-name="P6"><text:span text:style-name="T1">Depois que o plano estratégico é traçado, a empresa precisa da </text:span><text:span text:style-name="Strong_20_Emphasis"><text:span text:style-name="T1">visão</text:span></text:span><text:span text:style-name="T1"> e do </text:span><text:span text:style-name="Strong_20_Emphasis"><text:span text:style-name="T1">roadmap </text:span></text:span><text:span text:style-name="T1">do produto para seguir. Alinhar esses dois elementos à gestão diária das atividades é um dos princípios mais importantes da gestão de produtos.</text:span></text:p>
      <text:h text:style-name="P1" text:outline-level="3"><text:span text:style-name="Strong_20_Emphasis"><text:span text:style-name="T1">Alinhamento da visão do negócio</text:span></text:span></text:h>
      <text:p text:style-name="P5">De acordo com os conceitos de Product Leadership, a visão da empresa é como o centro a que todas as decisões e atividades estão ligadas. Como um conjunto de valores, uma visão esclarece o que será parte do futuro da organização e o que será ignorado.</text:p>
      <text:p text:style-name="P5">Jeff Veen, da empresa True Ventures, salienta que sintonizar toda a equipe a uma visão a qual todos acreditam faz com que o time veja o caminho mais claramente. Os seres humanos lidam bem com situações onde há uma descrição clara do futuro o qual estão indo em direção. Esse comportamento natural se traduz em negócios e visões de produtos. Alinhar as atividades diárias da equipe com essa visão permite que o time conecte os pontos e veja o caminho à frente mais claramente.</text:p>
      <text:p text:style-name="P6"><text:span text:style-name="T1">Daniel Almeida conta que independente dos setores da empresa, a visão dos colaboradores é a mesma: </text:span><text:span text:style-name="Strong_20_Emphasis"><text:span text:style-name="T1">onde a gente quer chegar e o que estamos fazendo para isso?</text:span></text:span></text:p>
      <text:p text:style-name="P6"><text:span text:style-name="T1">Para o cofundador da Stayfilm, a visão de expert permite a visualização de erros como falha de tradução, de funcionalidade, de lógica e páginas que não deveriam existir. </text:span><text:span text:style-name="Strong_20_Emphasis"><text:span text:style-name="T1">Tim Buntel</text:span></text:span><text:span text:style-name="T1">, VP de produtos da </text:span><text:span text:style-name="Strong_20_Emphasis"><text:span text:style-name="T1">XebiaLabs, </text:span></text:span><text:span text:style-name="T1">complementa que a visão do </text:span><text:soft-page-break/><text:span text:style-name="T1">produto é realmente o que nossos produtos irão entregar e para quem, mas de uma forma mais abrangente.</text:span></text:p>
      <text:p text:style-name="P6"><text:span text:style-name="T1">Após entender o conceito de visão, a pergunta mais comum sobre a visão organizacional é: como ela se traduz em um roadmap de produto? É ela que origina as metas do produto e os prazos a serem realizadas. É a partir da visão da empresa que o </text:span><text:span text:style-name="Strong_20_Emphasis"><text:span text:style-name="T1">roadmap </text:span></text:span><text:span text:style-name="T1">é criado.</text:span></text:p>
      <text:h text:style-name="P1" text:outline-level="3"><text:span text:style-name="Strong_20_Emphasis"><text:span text:style-name="T1">Como traçar o roadmap a partir da visão da empresa</text:span></text:span></text:h>
      <text:p text:style-name="P5">A visão é um plano a longo prazo, mas o roadmap é definido para, no máximo, um ano. O roadmap pode ser definido como uma visão de alto nível que direciona aonde o negócio tem que chegar em um período de curto a médio prazo.</text:p>
      <text:p text:style-name="P6"><text:span text:style-name="T1">O roadmap é uma sequência de capacidades que o produto precisa ter para atingir a estratégia de negócio da empresa. São as decisões tomadas para </text:span><text:span text:style-name="Strong_20_Emphasis"><text:span text:style-name="T1">alinhar a estratégia de produto com o negócio. </text:span></text:span><text:span text:style-name="T1">É focado nas pessoas e, o processo, no melhor resultado para o cliente.</text:span></text:p>
      <text:p text:style-name="P5">Para que roadmap esteja alinhado com a visão e estratégia da empresa, ele precisa ter alguns pontos importantes. Abaixo, segue uma listagem dos itens essenciais para um roadmap funcional de acordo com a obra Product Leadership:</text:p>
      <text:p text:style-name="P6"><text:span text:style-name="Strong_20_Emphasis"><text:span text:style-name="T1">Foco: </text:span></text:span><text:span text:style-name="T1">primeiro o roadmap coloca uma lente sobre o trabalho e se concentra no valor do núcleo. Ele também nos ajuda a entender quais elementos não precisam de atenção.</text:span></text:p>
      <text:p text:style-name="P6"><text:span text:style-name="Strong_20_Emphasis"><text:span text:style-name="T1">Alinhamento: </text:span></text:span><text:span text:style-name="T1">o roadmap ajuda a criar alinhamento. Ele une toda a equipe de trabalho para os mesmos objetivos. Uma vez discutido o roteiro, a equipe terá clareza sobre quais são suas funções e o que seus esforços vão criar.</text:span></text:p>
      <text:p text:style-name="P6"><text:span text:style-name="Strong_20_Emphasis"><text:span text:style-name="T1">Prioridade: </text:span></text:span><text:span text:style-name="T1">saber o que fazer é metade da história; saber quando fazê-lo é a outra metade. Priorização é uma parte central de ter um roadmap que funcione.</text:span></text:p>
      <text:p text:style-name="P6"><text:span text:style-name="Strong_20_Emphasis"><text:span text:style-name="T1">Visibilidade: </text:span></text:span><text:span text:style-name="T1">vendo a forma como a equipe trabalha e o que cada um vai fazer, faz com que cada coisa fique mais fácil. Os roadmaps ajudam a visualizar potenciais armadilhas, organizando o trabalho em termos de prioridade e importância.</text:span></text:p>
      <text:p text:style-name="P6"><text:span text:style-name="Strong_20_Emphasis"><text:span text:style-name="T1">Coordenação: </text:span></text:span><text:span text:style-name="T1">sobreposição de esforços ou trabalho desalinhado que cancela o progresso causa estresse e desperdício. Fazer com que a equipe trabalhe em ritmo é uma grande parte da criação e manutenção do ímpeto. Todo mundo deve saber a sua contribuição e como ela encaixa com os outros na equipe.</text:span></text:p>
      <text:p text:style-name="P6"><text:span text:style-name="Strong_20_Emphasis"><text:span text:style-name="T1">Visão: </text:span></text:span><text:span text:style-name="T1">as melhores empresas e produtos têm uma visão clara de para onde eles vão. Uma grande visão deve pintar um quadro de um futuro mais brilhante para o seu cliente. Não é sobre você. É sobre eles. Um roadmap deve pintar um quadro do que vem ao lado da conquista e acreditar em um relacionamento duradouro com seus clientes.</text:span></text:p>
      <text:p text:style-name="P5">Nas empresas mais criativas do mundo a definição de roadmap é feita através de um processo de cocriação. Isto significa que os responsáveis por diferentes <text:soft-page-break/>perspectivas do negócio compartilham a sua visão e criatividade para criar a melhor versão do produto.</text:p>
      <text:p text:style-name="P5">As ideias geradas pelo time, que não entrarem no roadmap, devem ser guardadas para serem revistas e também utilizadas no futuro. Daniel menciona que hoje a plataforma conta com vários recursos inovadores, no que se trata de filme e vídeo, que ele sempre quis implantar, mas não tinha tecnologia suficiente para isso. Essa é a hora de pegar aquele backlog de ideias e trazer ele para dentro do projeto.</text:p>
      <text:p text:style-name="P6"><text:span text:style-name="T1">E ninguém melhor do que o cliente para validar as ideias do roadmap e determinar os </text:span><text:span text:style-name="Emphasis"><text:span text:style-name="T1">features, </text:span></text:span><text:span text:style-name="T1">ou seja, as funcionalidades que entrarão nele. É o que acontece na Stayfilm. Eles recebem o feedback dos clientes através de indicadores e pesquisas dos usuários.</text:span></text:p>
      <text:h text:style-name="P1" text:outline-level="3"><text:span text:style-name="Strong_20_Emphasis"><text:span text:style-name="T1">Métricas e agilidade</text:span></text:span></text:h>
      <text:p text:style-name="P6"><text:span text:style-name="T1">Para Daniel, a área principal que demanda funcionalidades na Stayfilm é a área chamada de </text:span><text:span text:style-name="Strong_20_Emphasis"><text:span text:style-name="T1">data</text:span></text:span><text:span text:style-name="T1">, onde são colhidos o feedback dos usuários e os indicadores de performance do produto. É onde são colhidas as informações do que está acontecendo na plataforma e nos indicadores.</text:span></text:p>
      <text:p text:style-name="P5">Essas informações são demandadas para todas as outras áreas da empresa e em cima disso é mostrado para a equipe o que deve ser trabalhado, como deve ser trabalhado, quais são as próximas etapas, onde a Stayfilm gostaria de chegar e o que é preciso fazer para isso acontecer.</text:p>
      <text:p text:style-name="P5">Com base nas funcionalidades sobre o produto e também sobre as demandas das áreas – comercial, marketing, cinema, desenvolvimento – são definidas quais as melhores estratégias e, a partir disso, o gerente de produto decide com a equipe o que vai entrar no roadmap e o que cada um têm que fazer para atingir o objetivo.</text:p>
      <text:p text:style-name="P6"><text:span text:style-name="Strong_20_Emphasis"><text:span text:style-name="T1">Ryan Singer</text:span></text:span><text:span text:style-name="T1">, Gestor de Produto da empresa americana </text:span><text:span text:style-name="T2">B</text:span><text:span text:style-name="Strong_20_Emphasis"><text:span text:style-name="T1">asecamp</text:span></text:span><text:span text:style-name="T1">, alerta que procurar desculpas para construir algo que queremos é um truque para ir mais a fundo com o produto e aprender a andar para trás. É preciso ter em mente a demanda e se perguntar: por que é a hora certa? Por que isso é importante? O que importa agora?</text:span></text:p>
      <text:p text:style-name="P5">Isto é, as decisões que movem a empresa têm que estar baseadas em métricas e informações reais, não apenas em ideias sem embasamento.</text:p>
      <text:p text:style-name="P6"><text:span text:style-name="T1">Daniel ressalta a importância de prestar atenção nas informações que o </text:span><text:span text:style-name="Strong_20_Emphasis"><text:span text:style-name="Emphasis"><text:span text:style-name="T1">core business</text:span></text:span></text:span><text:span text:style-name="T1">, ou seja, a parte central da empresa, está passando. No caso da Stayfilm, essas métricas seriam a quantidade de filmes produzidos, rejeitados, aprovados, a média de fotos usadas pelos usuários, quantos minutos de filme foram produzidos etc.</text:span></text:p>
      <text:p text:style-name="P5">Todos esses indicadores, de diferentes visões do produto, servem para medir o andamento e progresso do negócio. Mas toda a empresa precisa ter uma métrica principal, a métrica mestra.</text:p>
      <text:p text:style-name="P6"><text:soft-page-break/><text:span text:style-name="T1">Na Stayfilm, a </text:span><text:span text:style-name="Strong_20_Emphasis"><text:span text:style-name="T1">métrica mestra </text:span></text:span><text:span text:style-name="T1">é o número de compartilhamentos dos filmes produzidos pela ferramenta. Este indicador resulta em várias outras métricas em relação ao benefício do produto. Através do compartilhamento Daniel mede os resultados do trabalho, pois é dele que serão gerados novos acessos, novos downloads e satisfação dos usuários.</text:span></text:p>
      <text:p text:style-name="P5">Para melhor visualizar como funciona a métrica mestra, segue um exemplo prático:</text:p>
      <text:p text:style-name="P5">Se a estratégia de negócio do Stayfilm é atingir 5 milhões de compartilhamentos mensais de vídeos, quais são as demandas de melhorias no produto que podem ajudar a empresa a alcançar esse número? Este é um exemplo de alinhamento estratégico com o produto.</text:p>
      <text:h text:style-name="P1" text:outline-level="3"><text:span text:style-name="Strong_20_Emphasis"><text:span text:style-name="T1">Roadmap e Metodologia Ágil</text:span></text:span></text:h>
      <text:p text:style-name="P5">Para a equipe entregar as demandas do roadmap e atingir suas metas dentro do prazo, são usados recursos de Metodologia Ágil.</text:p>
      <text:p text:style-name="P6"><text:span text:style-name="T1">A Metodologia Ágil mudou a relação entre gestão do produto e engenharia colaborativa e dela nasceram os processos mais utilizados hoje: </text:span><text:span text:style-name="Strong_20_Emphasis"><text:span text:style-name="T1">Scrum e Kanban</text:span></text:span><text:span text:style-name="T1">, ambos com foco em resultados rápidos e certos. Estes métodos podem ser usados em qualquer tipo de negócio para estruturar equipes de desenvolvimento.</text:span></text:p>
      <text:p text:style-name="P5">Esses são apenas uma amostra das pessoas e elementos envolvidos em qualquer grande produto: gestor de produto, equipe de produtos (designers, engenheiros, desenvolvedores, etc.), componentes, roadmap, ferramentas, equipe de marketing e um site de marketing e, claro, os clientes. Remova qualquer um desses elementos e o resultado será diferent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pt" fo:country="B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Liberation Serif" fo:font-size="12pt" fo:language="pt" fo:country="BR"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7%" fo:orphans="2" fo:widows="2" style:writing-mode="lr-tb"/>
      <style:text-properties style:use-window-font-color="true" loext:opacity="0%" style:font-name="Calibri" fo:font-family="Calibri" style:font-family-generic="swiss" style:font-pitch="variable" fo:font-size="11pt" fo:language="pt" fo:country="BR"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style:font-name="Liberation Serif" fo:font-family="'Liberation Serif'" style:font-family-generic="roman" style:font-pitch="variable" fo:font-size="10pt" fo:font-weight="bold" style:font-name-asian="NSimSun" style:font-family-asian="NSimSun" style:font-family-generic-asian="system" style:font-pitch-asian="variable" style:font-size-asian="10pt" style:font-weight-asian="bold" style:font-name-complex="Lucida Sans" style:font-family-complex="'Lucida Sans'" style:font-family-generic-complex="system" style:font-pitch-complex="variable" style:font-size-complex="10pt" style:font-weight-complex="bold"/>
    </style:style>
    <style:style style:name="Heading_20_6" style:display-name="Heading 6" style:family="paragraph" style:parent-style-name="Heading" style:next-style-name="Text_20_body" style:default-outline-level="6" style:list-style-name="" style:class="text">
      <style:paragraph-properties fo:margin-top="0.106cm" fo:margin-bottom="0.106cm" style:contextual-spacing="false"/>
      <style:text-properties style:font-name="Liberation Serif" fo:font-family="'Liberation Serif'" style:font-family-generic="roman" style:font-pitch="variable" fo:font-size="7pt" fo:font-weight="bold" style:font-name-asian="NSimSun" style:font-family-asian="NSimSun" style:font-family-generic-asian="system" style:font-pitch-asian="variable" style:font-size-asian="7pt" style:font-weight-asian="bold" style:font-name-complex="Lucida Sans" style:font-family-complex="'Lucida Sans'" style:font-family-generic-complex="system" style:font-pitch-complex="variable" style:font-size-complex="7pt" style:font-weight-complex="bold"/>
    </style:style>
    <style:style style:name="Fonte_20_parág._20_padrão" style:display-name="Fonte parág. padrão"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3cm" fo:margin-bottom="2cm" fo:margin-left="3cm" fo:margin-right="2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title>Capa ABNT</dc:title>
    <dc:subject/>
    <meta:keyword/>
    <dc:description/>
    <meta:creation-date>2021-02-22T10:35:20.721000000</meta:creation-date>
    <meta:editing-cycles>5</meta:editing-cycles>
    <meta:editing-duration>PT9M58S</meta:editing-duration>
    <meta:generator>LibreOffice/7.1.0.3$Windows_X86_64 LibreOffice_project/f6099ecf3d29644b5008cc8f48f42f4a40986e4c</meta:generator>
    <dc:date>2021-02-22T11:03:03.812000000</dc:date>
    <meta:document-statistic meta:table-count="0" meta:image-count="0" meta:object-count="0" meta:page-count="7" meta:paragraph-count="73" meta:word-count="2928" meta:character-count="17444" meta:non-whitespace-character-count="14585"/>
    <meta:template xlink:type="simple" xlink:actuate="onRequest" xlink:title="Capa ABNT" xlink:href="../../../../AppData/Roaming/LibreOffice/4/user/template/Capa%20ABNT1.ott" meta:date="2021-02-22T10:35:18.894000000"/>
  </office:meta>
</office:document-meta>
</file>